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0d1f5" officeooo:paragraph-rsid="000eb1cc"/>
    </style:style>
    <style:style style:name="P2" style:family="paragraph" style:parent-style-name="Standard">
      <style:text-properties officeooo:rsid="0000d1f5" officeooo:paragraph-rsid="000eb1cc"/>
    </style:style>
    <style:style style:name="P3" style:family="paragraph" style:parent-style-name="Standard">
      <style:paragraph-properties fo:text-align="justify" style:justify-single-word="false"/>
      <style:text-properties officeooo:rsid="00118214" officeooo:paragraph-rsid="000eb1cc"/>
    </style:style>
    <style:style style:name="P4" style:family="paragraph" style:parent-style-name="Standard">
      <style:paragraph-properties fo:text-align="justify" style:justify-single-word="false"/>
      <style:text-properties fo:color="#21409a" officeooo:rsid="000f49ba" officeooo:paragraph-rsid="0012ffe3"/>
    </style:style>
    <style:style style:name="P5" style:family="paragraph" style:parent-style-name="Standard">
      <style:paragraph-properties fo:text-align="justify" style:justify-single-word="false"/>
      <style:text-properties fo:color="#21409a" officeooo:rsid="0000d1f5" officeooo:paragraph-rsid="0012ffe3"/>
    </style:style>
    <style:style style:name="P6" style:family="paragraph" style:parent-style-name="Standard">
      <style:paragraph-properties fo:text-align="justify" style:justify-single-word="false"/>
      <style:text-properties fo:color="#21409a" officeooo:rsid="0012ffe3" officeooo:paragraph-rsid="0012ffe3"/>
    </style:style>
    <style:style style:name="P7" style:family="paragraph" style:parent-style-name="Standard">
      <style:paragraph-properties fo:text-align="justify" style:justify-single-word="false"/>
      <style:text-properties officeooo:rsid="00047146" officeooo:paragraph-rsid="0012ffe3"/>
    </style:style>
    <style:style style:name="P8" style:family="paragraph" style:parent-style-name="Standard">
      <style:paragraph-properties fo:text-align="start" style:justify-single-word="false"/>
      <style:text-properties officeooo:rsid="00047146" officeooo:paragraph-rsid="0012ffe3"/>
    </style:style>
    <style:style style:name="P9" style:family="paragraph" style:parent-style-name="Standard">
      <style:paragraph-properties fo:text-align="start" style:justify-single-word="false"/>
      <style:text-properties officeooo:rsid="00052e19" officeooo:paragraph-rsid="0012ffe3"/>
    </style:style>
    <style:style style:name="P10" style:family="paragraph" style:parent-style-name="Standard">
      <style:paragraph-properties fo:text-align="start" style:justify-single-word="false"/>
      <style:text-properties officeooo:rsid="00096eea" officeooo:paragraph-rsid="0012ffe3"/>
    </style:style>
    <style:style style:name="P11" style:family="paragraph" style:parent-style-name="Standard">
      <style:text-properties officeooo:rsid="0012ffe3" officeooo:paragraph-rsid="0012ffe3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normal" officeooo:rsid="00096eea" officeooo:paragraph-rsid="0012ffe3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01dbc0a" officeooo:paragraph-rsid="0013a4a4" style:font-weight-asian="normal" style:font-weight-complex="normal"/>
    </style:style>
    <style:style style:name="P14" style:family="paragraph" style:parent-style-name="Standard">
      <style:text-properties officeooo:rsid="001c375d" officeooo:paragraph-rsid="0013a4a4"/>
    </style:style>
    <style:style style:name="P15" style:family="paragraph" style:parent-style-name="Standard">
      <style:text-properties officeooo:rsid="001dbc0a" officeooo:paragraph-rsid="0013a4a4"/>
    </style:style>
    <style:style style:name="T1" style:family="text">
      <style:text-properties officeooo:rsid="0002b24c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8d132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4f659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96eea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c375d" style:font-weight-asian="bold" style:font-weight-complex="bold"/>
    </style:style>
    <style:style style:name="T7" style:family="text">
      <style:text-properties officeooo:rsid="00118214"/>
    </style:style>
    <style:style style:name="T8" style:family="text">
      <style:text-properties officeooo:rsid="0000d1f5"/>
    </style:style>
    <style:style style:name="T9" style:family="text">
      <style:text-properties officeooo:rsid="000f49ba"/>
    </style:style>
    <style:style style:name="T10" style:family="text">
      <style:text-properties officeooo:rsid="0012ffe3"/>
    </style:style>
    <style:style style:name="T11" style:family="text">
      <style:text-properties officeooo:rsid="0008d132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08d132" style:font-weight-asian="normal" style:font-weight-complex="normal"/>
    </style:style>
    <style:style style:name="T14" style:family="text">
      <style:text-properties style:text-underline-style="none" fo:font-weight="normal" officeooo:rsid="0006990a" style:font-weight-asian="normal" style:font-weight-complex="normal"/>
    </style:style>
    <style:style style:name="T15" style:family="text">
      <style:text-properties style:text-underline-style="none" fo:font-weight="normal" officeooo:rsid="000db7c6" style:font-weight-asian="normal" style:font-weight-complex="normal"/>
    </style:style>
    <style:style style:name="T16" style:family="text">
      <style:text-properties style:text-underline-style="none" fo:font-weight="normal" officeooo:rsid="00096eea" style:font-weight-asian="normal" style:font-weight-complex="normal"/>
    </style:style>
    <style:style style:name="T17" style:family="text">
      <style:text-properties officeooo:rsid="0004f659"/>
    </style:style>
    <style:style style:name="T18" style:family="text">
      <style:text-properties officeooo:rsid="0006f182"/>
    </style:style>
    <style:style style:name="T19" style:family="text">
      <style:text-properties officeooo:rsid="001c37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lational Schema<text:span text:style-name="T10">s</text:span></text:p>
      <text:p text:style-name="P5"/>
      <text:p text:style-name="P6">Tiny College HW3 Problem 1</text:p>
      <text:p text:style-name="P5">EMPLOYEE( EMP_NUM, <text:span text:style-name="T9">EMP_TYPE, EMP_NAME, EMP_HIRE_DATE</text:span>)</text:p>
      <text:p text:style-name="P5"><text:span text:style-name="T9">IT_PERSONNEL </text:span>(EMP_NUM, <text:span text:style-name="T9">IT_PERSONNEL_TYPE</text:span>)</text:p>
      <text:p text:style-name="P5"><text:span text:style-name="T9">PROFESSOR </text:span>(EMP_NUM, <text:span text:style-name="T9">PROFESSOR_SUBJECT, PROFESSOR_TYPE</text:span>)</text:p>
      <text:p text:style-name="P5">TRAINING (EMP_NUM, <text:span text:style-name="T9">TRAINING_ID, </text:span>TRAINING_DATE, TRAINING_RESULT)</text:p>
      <text:p text:style-name="P4">TRAININGS (TRAINING_ID, <text:span text:style-name="T8">TRAINING_TYPE</text:span>)</text:p>
      <text:p text:style-name="P4"/>
      <text:p text:style-name="P6">FRAM HW3 Problem2</text:p>
      <text:p text:style-name="P1">EMPLOYEE_DATA in 1NF (<text:span text:style-name="T2">EMPLOYEE_NUM</text:span>, EMPLOYEE_TYPE, MECHANIC_SPECIALTY, SPECIALTY_ENGINE, SPECIALTY_AIRFRAME, SPECIALTY_AVIONICS, TRAINING_DATE, TRAINING_COURSE, TRAINING_PERFORMANCE, CERTIFICATION, DATE_HIRED, DATE_PROMOTED, DATE_TERMINATED)</text:p>
      <text:p text:style-name="P1">in <text:span text:style-name="T1">3NF</text:span></text:p>
      <text:p text:style-name="P1">EMPLOYEE (EMPLOYEE_NUM, EMPLOYEE_TYPE, <text:span text:style-name="T1">)</text:span></text:p>
      <text:p text:style-name="P1">MECHANIC (EMPLOYEE_NUM, MECHANIC_SPECIALTY)</text:p>
      <text:p text:style-name="P2">TRAINING (<text:span text:style-name="T7">TRAINING_ID, </text:span>TRAINING_COURSE)</text:p>
      <text:p text:style-name="P3">ACHIEVEMENT (TRAINING_DATE, COURSE_ID, EMPLOYEE_NUM, CERTIFICATION)</text:p>
      <text:p text:style-name="P2">HISTORY (<text:span text:style-name="T1">EMPLOYEE_NUM, DATE_HIRED, DATE_PROMOTED, DATE_TERMINATED)</text:span></text:p>
      <text:p text:style-name="P2"/>
      <text:p text:style-name="P11">MARU HW3 Problem3</text:p>
      <text:p text:style-name="P8">INSTRUCTOR (<text:span text:style-name="T3">INSTRUCTOR_NUM</text:span><text:span text:style-name="T11">, </text:span><text:span text:style-name="T12">INSTRUCTOR_START_DATE, INSTRUCTOR_PAY_STATUS</text:span><text:span text:style-name="T13">)</text:span></text:p>
      <text:p text:style-name="P7">CLASS (<text:span text:style-name="T4">CLASS_TIME</text:span><text:span text:style-name="T17">, </text:span><text:span text:style-name="T4">CLASS_DAY</text:span><text:span text:style-name="T17">, </text:span><text:span text:style-name="T4">CLASS_LOCATION</text:span><text:span text:style-name="T17">, CLASS_LEVEL, INSTRUCTOR_NUM)</text:span></text:p>
      <text:p text:style-name="P9">MEETING (<text:span text:style-name="T2">MEETING_DATE</text:span>, <text:span text:style-name="T2">CLASS_TIME</text:span>, <text:span text:style-name="T3">CLASS_LOCATION</text:span><text:span text:style-name="T14">)</text:span></text:p>
      <text:p text:style-name="P9"><text:span text:style-name="T11">ATTENDANCE (</text:span><text:span text:style-name="T2">CLASS_TIME</text:span>, <text:span text:style-name="T2">CLASS_LOCATION</text:span>, <text:span text:style-name="T18">MEETING_DATE, </text:span>STUDENT_NUM, <text:span text:style-name="T11">STUDENT_ATTENDANCE</text:span>)</text:p>
      <text:p text:style-name="P7"><text:span text:style-name="T15">ASSISTS</text:span><text:span text:style-name="T16"> (</text:span><text:span text:style-name="T5">MEETING_DATE</text:span><text:span text:style-name="T16">, </text:span><text:span text:style-name="T5">CLASS_TIME</text:span><text:span text:style-name="T16">, </text:span><text:span text:style-name="T5">CLASS_LOCATION</text:span><text:span text:style-name="T16">, INSTRUCTOR)</text:span></text:p>
      <text:p text:style-name="P8">STUDENTS (<text:span text:style-name="T2">STUDENT_NUM</text:span>, STUDENT_NAME, STUDENT_DOB, STUDENT_START_DATE, <text:span text:style-name="T11">INSTRUCTOR_NUM, RANK)</text:span></text:p>
      <text:p text:style-name="P10">RANK( <text:span text:style-name="T2">RANK_NAME</text:span><text:span text:style-name="T12">, BELT_COLOR, RANK_REQUIREMENT1, RANK_REQUIREMENT2, RANK_REQUIREMENT3)</text:span></text:p>
      <text:p text:style-name="P10"><text:span text:style-name="T12">RANK_HISTORY (</text:span><text:span text:style-name="T2">STUDENT_NUM</text:span><text:span text:style-name="T12">, </text:span><text:span text:style-name="T2">RANK_NAME</text:span><text:span text:style-name="T12">, DATE_ACHIEVED)</text:span></text:p>
      <text:p text:style-name="P12"/>
      <text:p text:style-name="P12"/>
      <text:p text:style-name="P14">NOTES:</text:p>
      <text:p text:style-name="P14"/>
      <text:p text:style-name="P15">CLASS (<text:span text:style-name="T2">CLASS_ID</text:span>, CLASS_LEVEL, CLASS_DAY, CLASS_LOCATION, INSTRUCTOR, )</text:p>
      <text:p text:style-name="P15"/>
      <text:p text:style-name="P15">STUDENT (<text:span text:style-name="T6">STU_NUM</text:span><text:span text:style-name="T19">, STU_NAME, STU_DOB, <text:s/>STU_START_DATE, </text:span>IS_INSTRUCTOR, </text:p>
      <text:p text:style-name="P15"/>
      <text:p text:style-name="P15">ATTENDANCE (<text:span text:style-name="T2">STU_NUM</text:span>, <text:span text:style-name="T2">CLASS_ID</text:span>)</text:p>
      <text:p text:style-name="P15"/>
      <text:p text:style-name="P15">INSTRUCTOR_ATTENDANCE (<text:span text:style-name="T2">CLASS_ID</text:span>, <text:span text:style-name="T2">STU_NUM</text:span>, <text:span text:style-name="T2">HIRE_DATE</text:span>)</text:p>
      <text:p text:style-name="P15"/>
      <text:p text:style-name="P15">INSTRUCTORS (<text:span text:style-name="T2">STU_NUM</text:span>, <text:span text:style-name="T2">HIRE_DATE</text:span>, IS_COMPENSATED, IS_VOLUNTEER)</text:p>
      <text:p text:style-name="P15"/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00:49:31.919513669</meta:creation-date>
    <dc:date>2018-10-18T23:51:16.067727735</dc:date>
    <meta:editing-duration>PT3M5S</meta:editing-duration>
    <meta:editing-cycles>4</meta:editing-cycles>
    <meta:generator>LibreOffice/6.0.1.1$Linux_X86_64 LibreOffice_project/00m0$Build-1</meta:generator>
    <meta:document-statistic meta:table-count="0" meta:image-count="0" meta:object-count="0" meta:page-count="2" meta:paragraph-count="30" meta:word-count="139" meta:character-count="1691" meta:non-whitespace-character-count="1580"/>
  </office:meta>
</office:document-meta>
</file>